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Purisa" svg:font-family="Puris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6.39cm" table:align="center"/>
    </style:style>
    <style:style style:name="Tabella1.A" style:family="table-column">
      <style:table-column-properties style:column-width="8.169cm"/>
    </style:style>
    <style:style style:name="Tabella1.B" style:family="table-column">
      <style:table-column-properties style:column-width="8.221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fo:font-variant="normal" fo:text-transform="none" fo:color="#bdae9c" style:font-name="Arial" fo:font-size="9pt" fo:letter-spacing="normal" fo:font-style="normal" fo:font-weight="normal"/>
    </style:style>
    <style:style style:name="P2" style:family="paragraph" style:parent-style-name="Heading_20_3">
      <style:paragraph-properties fo:margin-left="0cm" fo:margin-right="0cm" fo:text-indent="0cm" style:auto-text-indent="false"/>
      <style:text-properties fo:font-variant="normal" fo:text-transform="none" fo:color="#bdae9c" style:font-name="Arial" fo:font-size="9pt" fo:letter-spacing="normal" fo:font-style="normal" fo:font-weight="normal"/>
    </style:style>
    <style:style style:name="P3" style:family="paragraph" style:parent-style-name="Heading_20_2">
      <style:paragraph-properties fo:margin-left="0cm" fo:margin-right="0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ffdfc4" style:font-name="Arial" fo:font-size="9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bdae9c" style:font-name="Arial" fo:font-size="9pt" fo:letter-spacing="normal" fo:font-style="normal" fo:font-weight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bdae9c" style:font-name="Arial" fo:font-size="9pt" fo:letter-spacing="normal" fo:font-style="normal" fo:font-weight="normal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able_20_Contents">
      <style:text-properties fo:color="#d0972a" style:text-line-through-style="none" style:text-line-through-type="none" style:text-underline-style="none" style:text-blinking="false"/>
    </style:style>
    <style:style style:name="T1" style:family="text">
      <style:text-properties fo:font-variant="normal" fo:text-transform="none" fo:color="#bdae9c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d0972a" style:text-line-through-style="none" style:text-line-through-type="none" style:font-name="Arial" fo:font-size="9pt" fo:letter-spacing="normal" fo:font-style="normal" style:text-underline-style="none" fo:font-weight="bold" style:text-blink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l Treno Frecciacupa è una spedizione di 5 uomini situata a Gorgrond su Draenor. La spedizione in modalità normale sarà accessibile a tutti i giocatori dal livello 100, di conseguenza la modalità eroica sarà disponibile al raggiungimento della soglia minima di livello armatura. I boss che dovrete affrontare sono: </text:span><text:span text:style-name="T2">Capotreno Brillarazzi e Borka il Bruto</text:span><text:span text:style-name="T1">, </text:span><text:span text:style-name="T2">Nitrogg Torretonante</text:span><text:span text:style-name="T1"> e </text:span><text:span text:style-name="T2">Signora del Cielo Tovra</text:span><text:span text:style-name="T1">.</text:span></text:p>
      <text:h text:style-name="P2" text:outline-level="3">Introduzione</text:h>
      <text:p text:style-name="Horizontal_20_Line"/>
      <text:p text:style-name="P4">Il Treno Frecciacupa è un elemento vitale per la macchina bellica dell'Orda di Ferro, permettendo il trasporto di truppe e risorse prodotte nella Fonderia dei Roccianera fino ai fronti di battaglia su tutta Draenor. Il Frecciacupa è un massiccio treno capace di spostare battaglioni e artiglieria pesante: oggi, trasporta un potente cannone a rotaia sufficientemente forte da distruggere lo scudo difensivo di Shattrath....e partirà a breve.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1"/>
          </table:table-cell>
          <table:table-cell table:style-name="Tabella1.A1" office:value-type="string">
            <text:p text:style-name="P11"/>
          </table:table-cell>
        </table:table-row>
        <table:table-row>
          <table:table-cell table:style-name="Tabella1.A1" office:value-type="string">
            <text:p text:style-name="P11"/>
          </table:table-cell>
          <table:table-cell table:style-name="Tabella1.A1" office:value-type="string">
            <text:p text:style-name="P11"/>
          </table:table-cell>
        </table:table-row>
      </table:table>
      <text:h text:style-name="P3" text:outline-level="2">Capotreno Brillarazzi e Borka il Bruto</text:h>
      <text:p text:style-name="Horizontal_20_Line"/>
      <text:h text:style-name="P1" text:outline-level="3">Panoramica sulla lotta</text:h>
      <text:p text:style-name="P4">Borka il Bruto, assale i giocatori con potenti attacchi fisici, mentre il Capotreno Brillarazzi usa il suo zaino razzo per spostarsi velocemente sulla piattaforma, sparando missili contro i giocatori quando atterra. Brillarazzi spara periodicamente delle Raffiche di Missili X21-01A, danneggianto tutti i giocatori. Se Slancio Folle di Borka lo colpisce in quel momento, interrompe la raffica.</text:p>
      <text:h text:style-name="P2" text:outline-level="3">Abilità</text:h>
      <text:p text:style-name="Horizontal_20_Line"/>
      <text:p text:style-name="Text_20_body"><text:span text:style-name="T2">Capotreno Brillarazzi</text:span></text:p>
      <text:list xml:id="list5246783363113565449" text:style-name="L1">
        <text:list-item>
          <text:p text:style-name="P9"><text:span text:style-name="T2">Eliminatore VX18-B</text:span><text:span text:style-name="T1"> : Lancia colpi contro un massimo di 5 bersagli nemici. Ogni colpo infligge 83.902 danni da fuoco a tutti i bersagli entro 3 metri dal punto d'impatto.</text:span></text:p>
        </text:list-item>
        <text:list-item>
          <text:p text:style-name="P9"><text:span text:style-name="T2">Raffica di Missili X21-01A</text:span><text:span text:style-name="T1"> : Spara raffiche di colpi, infliggendo 7.656 danni da fuoco a due bersagli ogni secondo per 1 minuto.</text:span></text:p>
          <text:list>
            <text:list-item>
              <text:p text:style-name="P9"><text:span text:style-name="T2">Aggancio!</text:span><text:span text:style-name="T1"> : Il Capotreno Brillarazzi concentra il fuoco sui giocatori, aumentando i danni inflitti del 10% ogni 1s finchè non viene interrotto.</text:span></text:p>
            </text:list-item>
          </text:list>
        </text:list-item>
        <text:list-item>
          <text:p text:style-name="P5"><text:span text:style-name="T2">Piano B!</text:span><text:span text:style-name="T1"> : Quando Borka il Bruto muore, il Capotreno Brillarazzi mette in atto il piano B, lanciando missili che infliggono 9.544 danni da fuoco ogni 5,20s. Inoltre, Brillarazzi inizia a lanciare Aggancio!</text:span></text:p>
        </text:list-item>
      </text:list>
      <text:p text:style-name="Text_20_body"><text:span text:style-name="Strong_20_Emphasis"><text:span text:style-name="T2">Borka il Bruto</text:span></text:span></text:p>
      <text:list xml:id="list6080264192990651721" text:style-name="L2">
        <text:list-item>
          <text:p text:style-name="P10"><text:span text:style-name="T2">Contusione</text:span><text:span text:style-name="T1"> : Infligge 41.951 danni fisici a tutti i giocatori e interrompe il lancio d'incantesimi per 1,50s.</text:span></text:p>
        </text:list-item>
        <text:list-item>
          <text:p text:style-name="P10"><text:span text:style-name="T2">Slancio Folle</text:span><text:span text:style-name="T1"> : Borka il Bruto carica in avanti, travolgendo tutto ciò che si trova sulla sua traiettoria, infliggendo 157.315 danni fisici e interrompendo il lancio d'incantesimi per 3s.</text:span></text:p>
        </text:list-item>
        <text:list-item>
          <text:p text:style-name="P6"><text:span text:style-name="T2">Aggressione Sregolata</text:span><text:span text:style-name="T1"> : Borka il Bruto viene travolto da una rabbia incontrollabile quando Brillarazzi viene ucciso, aumentando i danni inflitti del 100% e la velocità d'attacco del 50%.</text:span></text:p>
        </text:list-item>
      </text:list>
      <text:h text:style-name="P2" text:outline-level="3">Strategia</text:h>
      <text:p text:style-name="Horizontal_20_Line"/>
      <text:p text:style-name="P4">Una volta che avrete sconfitto i vari gruppi di adds, giungerete nella zona in cui vi staranno aspettando Borka e Brillarazzi. Lo scontro di per sè non risulterà difficoltoso, e avrà inizio non appena il Difensore ingaggerà uno dei due boss. Si consiglia di concentrare inizialmente tutti i danni su Borka, in modo da portarlo il più velocemente possibile quasi alla morte e di ignorare momentaneamente Brillarazzi evitando i suoi missili, e colpire quest'ultimo ogni volta che <text:soft-page-break/>atterra sulla piattaforma.</text:p>
      <text:p text:style-name="Text_20_body"><text:span text:style-name="T1">L'</text:span><text:span text:style-name="T2">Eliminatore VX18-B</text:span><text:span text:style-name="T1"> potrà essere evitato facilmente, in quanto i giocatori presi di mira vedranno apparire sulla propria testa un mirino, dopo pochi secondi si formerà sotto i propri piedi il punto d'impatto del missile, quindi basterà spostarsi rapidamente ad almeno 3 metri dalla zona evidenziata in rosso.</text:span></text:p>
      <text:p text:style-name="Text_20_body"><text:span text:style-name="T1">Nel frattempo Brillarazzi grazie al suo zaino razzo si sposterà di continuo nella stanza lanciando </text:span><text:span text:style-name="T2">Raffica di Missili X21-01A</text:span><text:span text:style-name="T1">, le quali inizialmente non causeranno molti danni, ma con il passare del tempo riceverà il 10% di danno in più ad ogni secondo trascorso, grazie ad un'altra abilità chiamata </text:span><text:span text:style-name="T2">Aggancio!</text:span><text:span text:style-name="T1">.</text:span></text:p>
      <text:p text:style-name="Text_20_body"><text:span text:style-name="T1">Per evitare questo incremento di danni, il Difensore dovrà fare in modo di posizionarsi in modo tale che al momento in cui Borka partirà con </text:span><text:span text:style-name="T2">Slancio Folle</text:span><text:span text:style-name="T1"> vada ad impattare sulla posizione di Brillarazzi interrompendolo. I giocatori dovranno evitare di trovarsi sulla traiettoria di Borka nel momento in cui utilizzerà Slancio Folle, a causa degli ingenti danni che riceveranno sommati ai 3s d'interruzione del lancio d'incantesimi.</text:span></text:p>
      <text:p text:style-name="Text_20_body"><text:span text:style-name="T1">Un'altra abilità alla quale dovrete prestare attenzione è </text:span><text:span text:style-name="T2">Contusione</text:span><text:span text:style-name="T1">, ed ogni volta che Borka la userà oltre ad infliggere un certo quantitativo di danni interromperà anche il lancio d'incantesimi.</text:span></text:p>
      <text:p text:style-name="P4">Una volta che Borka avrà raggiunto quasi la morte, potrete concentrare tutti i danni verso Brillarazzi e quando anche lui sarà prossimo alla morte, ucciderli nello stesso istante.</text:p>
      <text:p text:style-name="Text_20_body"><text:span text:style-name="T1">Se Borka dovesse morire per primo, Brillarazzi utilizzerà in quel caso il </text:span><text:span text:style-name="T2">Piano B!</text:span><text:span text:style-name="T1">, e quindi inizierà a lanciare missili su tutti i giocatori ogni 5s tenendo presente che non potrete più interrompere la sua abilità </text:span><text:span text:style-name="T2">Aggancio!</text:span><text:span text:style-name="T1">. Se invece a morire per primo dovesse essere Brillarazzi, Borka utilizzerà </text:span><text:span text:style-name="T2">Aggressione Sregolata</text:span><text:span text:style-name="T1"> aumentando i danni inflitti del 100% e la velocità d'attacco del 50%.</text:span>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Purisa" svg:font-family="Puris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urisa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urisa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urisa" fo:font-family="Purisa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Purisa" fo:font-family="Purisa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urisa" fo:font-family="Purisa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urisa" fo:font-family="Purisa"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5:45:08.626441455</meta:creation-date>
    <dc:date>2014-11-23T15:49:34.011428962</dc:date>
    <meta:editing-duration>PT4M24S</meta:editing-duration>
    <meta:editing-cycles>2</meta:editing-cycles>
    <meta:generator>LibreOffice/4.3.3.2$Linux_X86_64 LibreOffice_project/430m0$Build-2</meta:generator>
    <meta:document-statistic meta:table-count="1" meta:image-count="0" meta:object-count="0" meta:page-count="2" meta:paragraph-count="24" meta:word-count="749" meta:character-count="4815" meta:non-whitespace-character-count="4097"/>
  </office:meta>
</office:document-meta>
</file>